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Nachlieli CLM2" svg:font-family="'Nachlieli CLM'"/>
    <style:font-face style:name="Monospace1" svg:font-family="Monospace"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54b5b05" officeooo:paragraph-rsid="05573782"/>
    </style:style>
    <style:style style:name="P4" style:family="paragraph" style:parent-style-name="Heading_20_2">
      <style:paragraph-properties fo:text-align="end" style:justify-single-word="false" style:writing-mode="rl-tb"/>
      <style:text-properties officeooo:rsid="052623dc" officeooo:paragraph-rsid="055978b5"/>
    </style:style>
    <style:style style:name="P5" style:family="paragraph" style:parent-style-name="Heading_20_2">
      <style:text-properties officeooo:paragraph-rsid="058966f0"/>
    </style:style>
    <style:style style:name="P6" style:family="paragraph" style:parent-style-name="Heading_20_2">
      <style:paragraph-properties fo:text-align="end" style:justify-single-word="false" style:writing-mode="rl-tb"/>
      <style:text-properties officeooo:rsid="052623dc" officeooo:paragraph-rsid="0588c429"/>
    </style:style>
    <style:style style:name="P7" style:family="paragraph" style:parent-style-name="Text_20_body" style:list-style-name="L1">
      <style:text-properties officeooo:paragraph-rsid="056ebe90"/>
    </style:style>
    <style:style style:name="P8" style:family="paragraph" style:parent-style-name="Text_20_body" style:list-style-name="L1">
      <style:text-properties officeooo:paragraph-rsid="056f1a03"/>
    </style:style>
    <style:style style:name="P9" style:family="paragraph" style:parent-style-name="Text_20_body" style:list-style-name="L1">
      <style:text-properties officeooo:rsid="056f4007" officeooo:paragraph-rsid="056f4007"/>
    </style:style>
    <style:style style:name="P10" style:family="paragraph" style:parent-style-name="Text_20_body">
      <style:paragraph-properties fo:line-height="100%"/>
      <style:text-properties officeooo:rsid="04af6545" officeooo:paragraph-rsid="04af6545"/>
    </style:style>
    <style:style style:name="P11" style:family="paragraph" style:parent-style-name="Text_20_body">
      <style:paragraph-properties fo:text-align="center" style:justify-single-word="false"/>
    </style:style>
    <style:style style:name="P12" style:family="paragraph" style:parent-style-name="Text_20_body">
      <style:text-properties officeooo:paragraph-rsid="056ebe90"/>
    </style:style>
    <style:style style:name="P13" style:family="paragraph" style:parent-style-name="Text_20_body">
      <style:text-properties officeooo:rsid="057087f4" officeooo:paragraph-rsid="057087f4"/>
    </style:style>
    <style:style style:name="P14" style:family="paragraph" style:parent-style-name="Text_20_body">
      <style:text-properties officeooo:rsid="057de717" officeooo:paragraph-rsid="0580b830"/>
    </style:style>
    <style:style style:name="P15" style:family="paragraph" style:parent-style-name="Text_20_body">
      <style:text-properties officeooo:rsid="057de717" officeooo:paragraph-rsid="0585b304"/>
    </style:style>
    <style:style style:name="P16" style:family="paragraph" style:parent-style-name="Text_20_body">
      <style:text-properties officeooo:rsid="057de717" officeooo:paragraph-rsid="05867513"/>
    </style:style>
    <style:style style:name="P17" style:family="paragraph" style:parent-style-name="Text_20_body">
      <style:text-properties officeooo:rsid="0545154d" officeooo:paragraph-rsid="0588c429"/>
    </style:style>
    <style:style style:name="P18" style:family="paragraph" style:parent-style-name="Text_20_body">
      <style:text-properties officeooo:rsid="054704fb" officeooo:paragraph-rsid="0588c429"/>
    </style:style>
    <style:style style:name="P19" style:family="paragraph" style:parent-style-name="Text_20_body">
      <style:text-properties officeooo:paragraph-rsid="0559ea0a"/>
    </style:style>
    <style:style style:name="P20" style:family="paragraph" style:parent-style-name="Text_20_body">
      <style:paragraph-properties fo:line-height="100%" fo:text-align="start" style:justify-single-word="false" style:writing-mode="lr-tb"/>
      <style:text-properties officeooo:rsid="04af6545" officeooo:paragraph-rsid="0574d2c8"/>
    </style:style>
    <style:style style:name="P21" style:family="paragraph" style:parent-style-name="Text_20_body">
      <style:paragraph-properties fo:text-align="start" style:justify-single-word="false" style:writing-mode="lr-tb"/>
    </style:style>
    <style:style style:name="P22" style:family="paragraph" style:parent-style-name="Text_20_body">
      <style:paragraph-properties fo:text-align="start" style:justify-single-word="false" style:writing-mode="lr-tb"/>
      <style:text-properties officeooo:paragraph-rsid="0574d2c8"/>
    </style:style>
    <style:style style:name="P23" style:family="paragraph" style:parent-style-name="Text_20_body">
      <style:paragraph-properties fo:text-align="center" style:justify-single-word="false" style:writing-mode="lr-tb"/>
      <style:text-properties style:font-name="Monospace1" officeooo:rsid="06f4f4f5" officeooo:paragraph-rsid="056f4007"/>
    </style:style>
    <style:style style:name="P24" style:family="paragraph" style:parent-style-name="Text_20_body">
      <style:paragraph-properties fo:text-align="center" style:justify-single-word="false" style:writing-mode="lr-tb"/>
      <style:text-properties style:text-position="0% 100%" style:font-name="Monospace1" officeooo:rsid="06e6f50b" officeooo:paragraph-rsid="056f4007" style:font-name-complex="David CLM"/>
    </style:style>
    <style:style style:name="P25" style:family="paragraph" style:parent-style-name="Text_20_body">
      <style:paragraph-properties fo:text-align="start" style:justify-single-word="false" style:writing-mode="lr-tb"/>
      <style:text-properties officeooo:rsid="056f47ac" officeooo:paragraph-rsid="056f47ac"/>
    </style:style>
    <style:style style:name="P26" style:family="paragraph" style:parent-style-name="Text_20_body">
      <style:paragraph-properties fo:text-align="start" style:justify-single-word="false" style:writing-mode="lr-tb"/>
      <style:text-properties officeooo:rsid="056d91e5" officeooo:paragraph-rsid="056d91e5"/>
    </style:style>
    <style:style style:name="P27" style:family="paragraph" style:parent-style-name="Text_20_body" style:list-style-name="WWNum2">
      <style:paragraph-properties fo:text-align="end" style:justify-single-word="false" style:writing-mode="rl-tb"/>
      <style:text-properties officeooo:paragraph-rsid="0574d2c8"/>
    </style:style>
    <style:style style:name="P28" style:family="paragraph" style:parent-style-name="Text_20_body">
      <style:paragraph-properties fo:text-align="end" style:justify-single-word="false" style:writing-mode="rl-tb"/>
      <style:text-properties officeooo:paragraph-rsid="0574d2c8"/>
    </style:style>
    <style:style style:name="P29" style:family="paragraph" style:parent-style-name="Text_20_body">
      <style:paragraph-properties fo:text-align="end" style:justify-single-word="false" style:writing-mode="rl-tb"/>
      <style:text-properties officeooo:paragraph-rsid="0576311b"/>
    </style:style>
    <style:style style:name="P30" style:family="paragraph" style:parent-style-name="Text_20_body">
      <style:paragraph-properties fo:text-align="end" style:justify-single-word="false" style:writing-mode="rl-tb"/>
      <style:text-properties style:font-name="David CLM" officeooo:rsid="05641d95" officeooo:paragraph-rsid="05641d95" style:font-name-complex="David CLM"/>
    </style:style>
    <style:style style:name="P31" style:family="paragraph" style:parent-style-name="Heading_20_1">
      <style:paragraph-properties fo:line-height="100%"/>
      <style:text-properties officeooo:rsid="04af6545" officeooo:paragraph-rsid="04af6545"/>
    </style:style>
    <style:style style:name="T1" style:family="text">
      <style:text-properties officeooo:rsid="05226f8d"/>
    </style:style>
    <style:style style:name="T2" style:family="text">
      <style:text-properties officeooo:rsid="0552d90d"/>
    </style:style>
    <style:style style:name="T3" style:family="text">
      <style:text-properties officeooo:rsid="053d3269"/>
    </style:style>
    <style:style style:name="T4" style:family="text">
      <style:text-properties officeooo:rsid="05510f7d"/>
    </style:style>
    <style:style style:name="T5" style:family="text">
      <style:text-properties officeooo:rsid="054745e0"/>
    </style:style>
    <style:style style:name="T6" style:family="text">
      <style:text-properties officeooo:rsid="05470a17"/>
    </style:style>
    <style:style style:name="T7" style:family="text">
      <style:text-properties officeooo:rsid="054b5b05"/>
    </style:style>
    <style:style style:name="T8" style:family="text">
      <style:text-properties officeooo:rsid="054c25e1"/>
    </style:style>
    <style:style style:name="T9" style:family="text">
      <style:text-properties officeooo:rsid="054bc636"/>
    </style:style>
    <style:style style:name="T10" style:family="text">
      <style:text-properties style:text-position="super 58%" officeooo:rsid="054bc636"/>
    </style:style>
    <style:style style:name="T11" style:family="text">
      <style:text-properties officeooo:rsid="05641d95"/>
    </style:style>
    <style:style style:name="T12" style:family="text">
      <style:text-properties style:font-name-complex="David CLM"/>
    </style:style>
    <style:style style:name="T13" style:family="text">
      <style:text-properties officeooo:rsid="06f8e5ea" style:font-name-complex="David CLM"/>
    </style:style>
    <style:style style:name="T14" style:family="text">
      <style:text-properties style:text-position="0% 100%" officeooo:rsid="06e6f50b" style:font-name-complex="David CLM"/>
    </style:style>
    <style:style style:name="T15" style:family="text">
      <style:text-properties style:text-position="0% 100%" officeooo:rsid="056f4007" style:font-name-complex="David CLM"/>
    </style:style>
    <style:style style:name="T16" style:family="text">
      <style:text-properties fo:font-style="italic" style:font-style-asian="italic" style:font-style-complex="italic"/>
    </style:style>
    <style:style style:name="T17" style:family="text">
      <style:text-properties officeooo:rsid="056ebe90"/>
    </style:style>
    <style:style style:name="T18" style:family="text">
      <style:text-properties officeooo:rsid="056f1a03"/>
    </style:style>
    <style:style style:name="T19" style:family="text">
      <style:text-properties officeooo:rsid="056f47ac"/>
    </style:style>
    <style:style style:name="T20" style:family="text">
      <style:text-properties style:font-name="Courier New"/>
    </style:style>
    <style:style style:name="T21" style:family="text">
      <style:text-properties style:font-name="Courier New" style:font-name-complex="Courier New1"/>
    </style:style>
    <style:style style:name="T22" style:family="text">
      <style:text-properties officeooo:rsid="05751e91"/>
    </style:style>
    <style:style style:name="T23" style:family="text">
      <style:text-properties officeooo:rsid="0576311b"/>
    </style:style>
    <style:style style:name="T24" style:family="text">
      <style:text-properties officeooo:rsid="057af951"/>
    </style:style>
    <style:style style:name="T25" style:family="text">
      <style:text-properties officeooo:rsid="057f763a"/>
    </style:style>
    <style:style style:name="T26" style:family="text">
      <style:text-properties officeooo:rsid="0580b830"/>
    </style:style>
    <style:style style:name="T27" style:family="text">
      <style:text-properties officeooo:rsid="05867513"/>
    </style:style>
    <style:style style:name="T28" style:family="text">
      <style:text-properties officeooo:rsid="0588c429"/>
    </style:style>
    <style:style style:name="T29" style:family="text">
      <style:text-properties officeooo:rsid="058966f0"/>
    </style:style>
    <style:style style:name="T30" style:family="text">
      <style:text-properties officeooo:rsid="0559ea0a"/>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text:span text:style-name="T1">מטלה</text:span> –<text:span text:style-name="T2"> מכרזים למיקסום רווח</text:span></text:h>
      <text:p text:style-name="P10">יש לענות על שאלה אחת לבחירתכם.</text:p>
      <text:p text:style-name="Heading_20_2">שאלה 1: מכרז מסובסד</text:p>
      <text:p text:style-name="P29">אתם קבלני-בניין ובזה הרגע סיימתם לבנות דירה. אתם מעוניינים למכור אותה באופן שיעשה אתכם <text:span text:style-name="T22">כמה שיותר עשירים (בתוחלת).</text:span></text:p>
      <text:p text:style-name="P29">יש הרבה קונים פוטנציאליים, וכל קונה מייחס לדירה ערך שונה. מסקר-שוק שביצעתם, התברר שהתפלגות הערכים באוכלוסיה היא התפלגות אחידה בין 0 ל-1000 [באלפי ש"ח].</text:p>
      <text:p text:style-name="P28">קונים צעירים במיוחד או מבוגרים במיוחד מזכים את הקבלן בהשתתפות ממשרד השיכון באופן הבא:</text:p>
      <text:list xml:id="list1530973" text:style-name="WWNum2">
        <text:list-item>
          <text:p text:style-name="P27">קבלן המוכר דירה לקונה בן 20 ומטה - מקבל ממשרד השיכון 100 אלף ש"ח.</text:p>
        </text:list-item>
        <text:list-item>
          <text:p text:style-name="P27">קבלן המוכר דירה לקונה בן 60 ומעלה - מקבל ממשרד השיכון 150 אלף ש"ח.</text:p>
        </text:list-item>
      </text:list>
      <text:p text:style-name="P28"><text:bookmark-start text:name="__DdeLink__1328_1548266585"/>תארו <text:span text:style-name="T23">מכרז</text:span> אמיתי שימקסם את תוחלת הרווח שלכם. כיתבו את המנגנון בשפת-תיכנות לבחירתכם או בפסאודו-קוד. הניחו שקיימת המחלקה הבאה המייצגת קונה פוטנציאלי<text:bookmark-end text:name="__DdeLink__1328_1548266585"/>; ניתן להוסיף לה שיטות לפי הצורך.</text:p>
      <text:p text:style-name="P22"><text:span text:style-name="T21">class Buyer {</text:span></text:p>
      <text:p text:style-name="P22"><text:span text:style-name="T21"><text:tab/>int age(); <text:s text:c="4"/>// גיל בשנים</text:span></text:p>
      <text:p text:style-name="P22"><text:span text:style-name="T21"><text:tab/>int value(); <text:s/>// ערך באלפי ש"ח</text:span></text:p>
      <text:p text:style-name="P22"><text:span text:style-name="T21">};</text:span></text:p>
      <text:p text:style-name="P28">כותרת הפונקציה המבצעת את המנגנון:</text:p>
      <text:p text:style-name="P20"><text:span text:style-name="T20">void sellHouse(Buyer[] buyers) { ... }</text:span></text:p>
      <text:p text:style-name="P6">שאלה <text:span text:style-name="T28">2</text:span>: <text:span text:style-name="T4">מיקסום רווח עם ברירת-מחדל</text:span></text:p>
      <text:p text:style-name="P17">מצאתם ברחוב ציור עתיק. בחנות יד שניה הציעו לכם עבורו X ש"ח. אתם רוצים להשיג סכום גבוה יותר ע"י מכירה לאספן עתיקות ידוע, שהערך שלו לציור מתפלג לפי פונקציה F. </text:p>
      <text:p text:style-name="P18">תארו מנגנון אמיתי הממקסם את הרווח שלכם ממכירת הציור. שימו לב - המנגנון תלוי <text:span text:style-name="T5">ב-</text:span>F וגם <text:span text:style-name="T5">ב-</text:span>X.</text:p>
      <text:p text:style-name="Heading_20_2">שאלה<text:span text:style-name="T3"> 3</text:span>: <text:span text:style-name="T6">מכרז לקנייה</text:span></text:p>
      <text:p text:style-name="P15">אתם מנהלים את מחלקת הרכש ברכבת ישראל. <text:span text:style-name="T26">קיבלתם הוראה לקנות קרון חדש במחיר נמוך ככל האפשר. יש כמה חברות המייצרות קרונות, לכל חברה יש עלוּת אחרת לייצור קרון. אתם לא יודעים את העלויות של החברות השונות, אבל מתוך נתונים סטטיסטיים שאספתם, אתם יודעים שעלות-הייצור מתפלגת לפי פונקציה F (התפלגות זהה עבור כל החברות).</text:span></text:p>
      <text:p text:style-name="P14"><text:span text:style-name="T25">הנהלת הרכבת מעריכה, שה</text:span>תועלת <text:span text:style-name="T27">שתפיק מהקרון </text:span>היא <text:span text:style-name="T25">U (מספר ידוע - נניח מיליארד ש"ח).</text:span></text:p>
      <text:p text:style-name="P16"><text:span text:style-name="T26">תארו מנגנון אמיתי לקניית קרון, שבו תוחלת התועלת של רכבת-ישראל תהיה מקסימלית.</text:span></text:p>
      <text:p text:style-name="P4"><text:soft-page-break/>שאלה <text:span text:style-name="T24">4</text:span>: <text:span text:style-name="T7">ערך וירטואלי בהתפלגות אחידה</text:span></text:p>
      <text:p text:style-name="P3">נניח שהערך של קונה מסויים מתפלג אחיד בין a ל- b<text:span text:style-name="T8"> (שני פרמטרים חיוביים).</text:span></text:p>
      <text:p text:style-name="P3">א. כיתבו ביטוי לפונקציית הערך הוירטואלי של הקונה<text:span text:style-name="T9">, r(v), כפונקציה של a,b.</text:span></text:p>
      <text:p text:style-name="P3">ב. כיתבו ביטוי למחיר האופטימלי למכירת חפץ כלשהו לקונה זה<text:span text:style-name="T9">, r</text:span><text:span text:style-name="T10">-1</text:span><text:span text:style-name="T9">(0).</text:span></text:p>
      <text:p text:style-name="P19"><text:span text:style-name="T30">ג. כיתבו ביטוי לתוחלת הרווח של המוכר כאשר הוא משתמש במחיר האופטימלי. </text:span></text:p>
      <text:p text:style-name="P5">שאלה <text:span text:style-name="T29">5</text:span>: <text:span text:style-name="T11">התפלגות אמפירית וערך וירטואלי</text:span></text:p>
      <text:p text:style-name="Text_20_body">כפי שלמדנו בכיתה, מכרז מיירסון למיקסום רווח משתמש בפונקציית הערך הוירטואלי, והיא משתמשת בפונקציית התפלגות ההסתברות:</text:p>
      <text:p text:style-name="P11">F(x) <text:s/>= <text:s/>Prob[v &lt; x]</text:p>
      <text:p text:style-name="P23"><text:span text:style-name="T12">r(</text:span><text:span text:style-name="T13">x</text:span><text:span text:style-name="T12">) = </text:span><text:span text:style-name="T13">x - [1-</text:span><text:span text:style-name="T14">F(x)</text:span><text:span text:style-name="T13">]/</text:span><text:span text:style-name="T14">F</text:span><text:span text:style-name="T15">'</text:span><text:span text:style-name="T14">(x)</text:span></text:p>
      <text:p text:style-name="Text_20_body">ברוב המקרים, הפונקציה F אינה ידועה, ואנחנו צריכים לחשב אותה בקירוב מתוך נתונים סטטיסטיים.</text:p>
      <text:p text:style-name="P12">כיתבו מחלקה לחישוב פונקציה זו. <text:span text:style-name="T17">במחלקה יהיו לפחות שלוש שיטות:</text:span></text:p>
      <text:list xml:id="list329298849" text:style-name="L1">
        <text:list-item>
          <text:p text:style-name="P7"><text:span text:style-name="T17">איתחול (בנאי) - מקבל </text:span>וקטור של <text:span text:style-name="T17">ערכים (שנאספו </text:span>בסקרי<text:span text:style-name="T17">-שוק)</text:span>.</text:p>
        </text:list-item>
        <text:list-item>
          <text:p text:style-name="P8"><text:span text:style-name="T18">F - <text:s/></text:span>מקבלת ערך x, ומחזירה את ההסתברות האמפירית שהערך יהיה קטן מ-x. <text:span text:style-name="T16">שימו לב</text:span> - הפונקציה F תמיד מחזירה ערך בין 0 ל-1.</text:p>
        </text:list-item>
        <text:list-item>
          <text:p text:style-name="P9">r - מקבלת ערך x, ומחזירה את הערך הוירטואלי המתאים.</text:p>
        </text:list-item>
      </text:list>
      <text:p text:style-name="P13">הוסיפו שיטות נוספות לפי הצורך.</text:p>
      <text:p text:style-name="P24"/>
      <text:p text:style-name="P21">class Distribution {</text:p>
      <text:p text:style-name="P21"><text:tab/>Distribution(int[] values);</text:p>
      <text:p text:style-name="P21"><text:tab/><text:span text:style-name="T19">double </text:span>F(int x);</text:p>
      <text:p text:style-name="P25"><text:tab/>double r(int x);</text:p>
      <text:p text:style-name="P26">}</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Nachlieli CLM2" svg:font-family="'Nachlieli CLM'"/>
    <style:font-face style:name="Monospace1" svg:font-family="Monospace"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226"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227"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28"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229"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230"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231"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32"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233"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34"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4-18T00:15:39.085206379</dc:date>
    <meta:editing-duration>P10DT14H30M52S</meta:editing-duration>
    <meta:editing-cycles>1270</meta:editing-cycles>
    <meta:document-statistic meta:table-count="0" meta:image-count="0" meta:object-count="0" meta:page-count="2" meta:paragraph-count="44" meta:word-count="471" meta:character-count="2649" meta:non-whitespace-character-count="2211"/>
  </office:meta>
</office:document-meta>
</file>